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25cm" fo:min-width="3.2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2cm" draw:marker-end-width="0.322cm" draw:fill-color="#79a0ca" draw:textarea-horizontal-align="justify" draw:textarea-vertical-align="middle" draw:auto-grow-height="false" fo:min-height="6.75cm" fo:min-width="0.25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draw:marker-start-width="0.321cm" draw:marker-end-width="0.321cm" draw:fill="hatch" draw:fill-hatch-name="Blue_20_45_20_Degrees" draw:textarea-horizontal-align="justify" draw:textarea-vertical-align="middle" draw:auto-grow-height="false" fo:min-height="5.17cm" fo:min-width="5.1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2cm" draw:marker-end-width="0.322cm" draw:fill-color="#79a0ca" draw:textarea-horizontal-align="justify" draw:textarea-vertical-align="middle" draw:auto-grow-height="false" fo:min-height="6.668cm" fo:min-width="0.168cm" fo:padding-top="0.166cm" fo:padding-bottom="0.166cm" fo:padding-left="0.291cm" fo:padding-right="0.291cm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35cm" fo:min-width="2.25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045cm" fo:min-width="0.0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058cm" fo:min-width="0.0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9a0ca"/>
      <style:paragraph-properties fo:text-align="center"/>
    </style:style>
    <style:style style:name="P3" style:family="paragraph">
      <loext:graphic-properties draw:fill="hatch" draw:fill-hatch-name="Blue_20_45_20_Degrees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1.5cm" svg:x="2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1.5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1.5cm" svg:x="2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7cm" svg:x="7.5cm" svg:y="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5cm" svg:height="5.5cm" svg:x="9.7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7cm" svg:x="17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cm" svg:height="0.962cm" svg:x="19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4cm" svg:height="0.962cm" svg:x="19cm" svg:y="9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9cm" svg:y1="4.231cm" svg:x2="19cm" svg:y2="9.519cm" draw:start-shape="id1" draw:start-glue-point="6" draw:end-shape="id2" draw:end-glue-point="6" svg:d="M19000 4231v5288" svg:viewBox="0 0 1 5289">
          <text:p/>
        </draw:connector>
        <draw:connector draw:style-name="gr6" draw:text-style-name="P1" draw:layer="layout" draw:type="line" svg:x1="23cm" svg:y1="4.231cm" svg:x2="23cm" svg:y2="9.519cm" draw:start-shape="id1" draw:start-glue-point="10" draw:end-shape="id2" draw:end-glue-point="10" svg:d="M23000 4231v5288" svg:viewBox="0 0 1 5289">
          <text:p/>
        </draw:connector>
        <draw:custom-shape draw:style-name="gr7" draw:text-style-name="P1" draw:layer="layout" svg:width="0.6cm" svg:height="2.375cm" svg:x="19.5cm" svg:y="6.3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cm" svg:height="2.388cm" svg:x="20.8cm" svg:y="5.7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cm" svg:height="2.388cm" svg:x="22cm" svg:y="5.48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4.75cm" svg:x2="11cm" svg:y2="5.75cm">
          <text:p/>
        </draw:line>
        <draw:line draw:style-name="gr6" draw:text-style-name="P1" draw:layer="layout" svg:x1="6cm" svg:y1="6.75cm" svg:x2="10.75cm" svg:y2="7cm">
          <text:p/>
        </draw:line>
        <draw:line draw:style-name="gr6" draw:text-style-name="P1" draw:layer="layout" svg:x1="6cm" svg:y1="8.75cm" svg:x2="10.75cm" svg:y2="8.25cm">
          <text:p/>
        </draw:line>
        <draw:line draw:style-name="gr6" draw:text-style-name="P1" draw:layer="layout" svg:x1="14.25cm" svg:y1="6.5cm" svg:x2="21cm" svg:y2="6cm">
          <text:p/>
        </draw:line>
        <draw:line draw:style-name="gr6" draw:text-style-name="P1" draw:layer="layout" svg:x1="14.25cm" svg:y1="7cm" svg:x2="22.25cm" svg:y2="6.75cm">
          <text:p/>
        </draw:line>
        <draw:line draw:style-name="gr6" draw:text-style-name="P1" draw:layer="layout" svg:x1="14.25cm" svg:y1="7.75cm" svg:x2="19.75cm" svg:y2="8.25cm">
          <text:p/>
        </draw:line>
        <draw:frame draw:style-name="gr9" draw:text-style-name="P5" draw:layer="layout" svg:width="4cm" svg:height="1.75cm" svg:x="2.5cm" svg:y="2cm">
          <draw:text-box>
            <text:p text:style-name="P4">Applicazioni</text:p>
          </draw:text-box>
        </draw:frame>
        <draw:frame draw:style-name="gr10" draw:text-style-name="P5" draw:layer="layout" svg:width="4.5cm" svg:height="2cm" svg:x="5.5cm" svg:y="10.75cm">
          <draw:text-box>
            <text:p text:style-name="P4">Indipendenza logica</text:p>
          </draw:text-box>
        </draw:frame>
        <draw:frame draw:style-name="gr10" draw:text-style-name="P5" draw:layer="layout" svg:width="5.5cm" svg:height="2cm" svg:x="14.75cm" svg:y="10.75cm">
          <draw:text-box>
            <text:p text:style-name="P4">Indipendenza fisica</text:p>
          </draw:text-box>
        </draw:frame>
        <draw:frame draw:style-name="gr10" draw:text-style-name="P5" draw:layer="layout" svg:width="5.5cm" svg:height="2cm" svg:x="18.5cm" svg:y="2cm">
          <draw:text-box>
            <text:p text:style-name="P4">File memorizzati</text:p>
          </draw:text-box>
        </draw:frame>
        <draw:frame draw:style-name="gr10" draw:text-style-name="P5" draw:layer="layout" svg:width="6.25cm" svg:height="2cm" svg:x="9.75cm" svg:y="2cm">
          <draw:text-box>
            <text:p text:style-name="P4">Descrizione logic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ue_20_45_20_Degrees" draw:display-name="Blue 45 Degrees" draw:style="single" draw:color="#2a6099" draw:distance="0.203cm" draw:rotation="450"/>
    <draw:hatch draw:name="Blue_20_45_20_Degrees_20_Crossed" draw:display-name="Blue 45 Degrees Crossed" draw:style="double" draw:color="#2a6099" draw:distance="0.203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06T11:41:27.476369856</meta:creation-date>
    <dc:date>2021-07-09T12:22:49.616011874</dc:date>
    <meta:editing-duration>P3DT19M59S</meta:editing-duration>
    <meta:editing-cycles>1</meta:editing-cycles>
    <meta:document-statistic meta:object-count="24"/>
    <meta:generator>LibreOffice/7.1.4.2$MacOSX_X86_64 LibreOffice_project/a529a4fab45b75fefc5b6226684193eb000654f6</meta:generator>
  </office:meta>
</office:document-meta>
</file>